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in" svg:height="3.789in" svg:x="4.9744in" svg:y="0.2055in">
            <draw:object draw:notify-on-update-of-ranges="result.P6:result.P9 result.Q6:result.Q9 result.R6:result.R9 result.R6:result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8in" svg:x="4.9039in" svg:y="4.1862in">
            <draw:object draw:notify-on-update-of-ranges="result.P16:result.P19 result.Q16:result.Q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78in" svg:x="20.1094in" svg:y="0.2512in">
            <draw:object draw:notify-on-update-of-ranges="result.P27:result.P30 result.Q27:result.Q30 result.R27:result.R30 result.R27:result.R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78in" svg:x="20.1071in" svg:y="4.3539in">
            <draw:object draw:notify-on-update-of-ranges="result.P38:result.P41 result.Q38:result.Q41 result.R38:result.R41 result.R38:result.R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row table:style-name="ro1"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9"/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1.out</text:p>
          </table:table-cell>
          <table:table-cell office:value-type="float" office:value="22118961" calcext:value-type="float">
            <text:p>22118961</text:p>
          </table:table-cell>
          <table:table-cell office:value-type="float" office:value="67934" calcext:value-type="float">
            <text:p>67934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62" calcext:value-type="float">
            <text:p>12462</text:p>
          </table:table-cell>
          <table:table-cell office:value-type="float" office:value="0.006520055" calcext:value-type="float">
            <text:p>0.0065200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2.out</text:p>
          </table:table-cell>
          <table:table-cell office:value-type="float" office:value="22119026" calcext:value-type="float">
            <text:p>22119026</text:p>
          </table:table-cell>
          <table:table-cell office:value-type="float" office:value="68019" calcext:value-type="float">
            <text:p>68019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542" calcext:value-type="float">
            <text:p>12542</text:p>
          </table:table-cell>
          <table:table-cell office:value-type="float" office:value="0.006473777" calcext:value-type="float">
            <text:p>0.006473777</text:p>
          </table:table-cell>
          <table:table-cell/>
          <table:table-cell office:value-type="string" calcext:value-type="string">
            <text:p>AVG</text:p>
          </table:table-cell>
          <table:table-cell table:formula="of:=AVERAGE([.C4:.C13])" office:value-type="float" office:value="22118998.9" calcext:value-type="float">
            <text:p>22118998.9</text:p>
          </table:table-cell>
          <table:table-cell table:formula="of:=AVERAGE([.D4:.D13])" office:value-type="float" office:value="67882.8" calcext:value-type="float">
            <text:p>67882.8</text:p>
          </table:table-cell>
          <table:table-cell table:formula="of:=AVERAGE([.E4:.E13])" office:value-type="float" office:value="1084987.7" calcext:value-type="float">
            <text:p>1084987.7</text:p>
          </table:table-cell>
          <table:table-cell table:formula="of:=AVERAGE([.F4:.F13])" office:value-type="float" office:value="12433.6" calcext:value-type="float">
            <text:p>12433.6</text:p>
          </table:table-cell>
          <table:table-cell table:formula="of:=AVERAGE([.G4:.G13])" office:value-type="float" office:value="0.0060603162" calcext:value-type="float">
            <text:p>0.00606031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./results/100li3.out</text:p>
          </table:table-cell>
          <table:table-cell office:value-type="float" office:value="22118895" calcext:value-type="float">
            <text:p>22118895</text:p>
          </table:table-cell>
          <table:table-cell office:value-type="float" office:value="67763" calcext:value-type="float">
            <text:p>67763</text:p>
          </table:table-cell>
          <table:table-cell office:value-type="float" office:value="1084992" calcext:value-type="float">
            <text:p>1084992</text:p>
          </table:table-cell>
          <table:table-cell office:value-type="float" office:value="12434" calcext:value-type="float">
            <text:p>12434</text:p>
          </table:table-cell>
          <table:table-cell office:value-type="float" office:value="0.005566125" calcext:value-type="float">
            <text:p>0.005566125</text:p>
          </table:table-cell>
          <table:table-cell/>
          <table:table-cell office:value-type="string" calcext:value-type="string">
            <text:p>STDEV</text:p>
          </table:table-cell>
          <table:table-cell table:formula="of:=STDEV([.C4:.C13])" office:value-type="float" office:value="217.337653331298" calcext:value-type="float">
            <text:p>217.337653331298</text:p>
          </table:table-cell>
          <table:table-cell table:formula="of:=STDEV([.D4:.D13])" office:value-type="float" office:value="140.467315296715" calcext:value-type="float">
            <text:p>140.467315296715</text:p>
          </table:table-cell>
          <table:table-cell table:formula="of:=STDEV([.E4:.E13])" office:value-type="float" office:value="4.54728246074266" calcext:value-type="float">
            <text:p>4.54728246074266</text:p>
          </table:table-cell>
          <table:table-cell table:formula="of:=STDEV([.F4:.F13])" office:value-type="float" office:value="60.172345069069" calcext:value-type="float">
            <text:p>60.172345069069</text:p>
          </table:table-cell>
          <table:table-cell table:formula="of:=STDEV([.G4:.G13])" office:value-type="float" office:value="0.00103938039437636" calcext:value-type="float">
            <text:p>0.00103938039437636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22118998.9" calcext:value-type="float">
            <text:p>22118998.9</text:p>
          </table:table-cell>
          <table:table-cell office:value-type="float" office:value="134.70479786747" calcext:value-type="float">
            <text:p>134.70479786747</text:p>
          </table:table-cell>
          <table:table-cell table:formula="of:=(100*[.R6]/[.Q6])" office:value-type="float" office:value="0.000609000427535034" calcext:value-type="float">
            <text:p>0.000609000427535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4.out</text:p>
          </table:table-cell>
          <table:table-cell office:value-type="float" office:value="22118861" calcext:value-type="float">
            <text:p>22118861</text:p>
          </table:table-cell>
          <table:table-cell office:value-type="float" office:value="67798" calcext:value-type="float">
            <text:p>67798</text:p>
          </table:table-cell>
          <table:table-cell office:value-type="float" office:value="1084991" calcext:value-type="float">
            <text:p>1084991</text:p>
          </table:table-cell>
          <table:table-cell office:value-type="float" office:value="12471" calcext:value-type="float">
            <text:p>12471</text:p>
          </table:table-cell>
          <table:table-cell office:value-type="float" office:value="0.005300968" calcext:value-type="float">
            <text:p>0.005300968</text:p>
          </table:table-cell>
          <table:table-cell table:number-columns-repeated="8"/>
          <table:table-cell office:value-type="string" calcext:value-type="string">
            <text:p>100 LU</text:p>
          </table:table-cell>
          <table:table-cell office:value-type="float" office:value="19869068.4" calcext:value-type="float">
            <text:p>19869068.4</text:p>
          </table:table-cell>
          <table:table-cell office:value-type="float" office:value="489.947108398183" calcext:value-type="float">
            <text:p>489.947108398183</text:p>
          </table:table-cell>
          <table:table-cell table:formula="of:=(100*[.R7]/[.Q7])" office:value-type="float" office:value="0.00246587861360517" calcext:value-type="float">
            <text:p>0.002465878613605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5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8127" calcext:value-type="float">
            <text:p>68127</text:p>
          </table:table-cell>
          <table:table-cell office:value-type="float" office:value="1084989" calcext:value-type="float">
            <text:p>1084989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5530406" calcext:value-type="float">
            <text:p>0.00553040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6];10)" office:value-type="float" office:value="134.70479786747" calcext:value-type="float">
            <text:p>134.70479786747</text:p>
          </table:table-cell>
          <table:table-cell table:formula="of:=CONFIDENCE(0.05;[.K6];10)" office:value-type="float" office:value="87.0609442220623" calcext:value-type="float">
            <text:p>87.0609442220623</text:p>
          </table:table-cell>
          <table:table-cell table:formula="of:=CONFIDENCE(0.05;[.L6];10)" office:value-type="float" office:value="2.81838307965396" calcext:value-type="float">
            <text:p>2.81838307965396</text:p>
          </table:table-cell>
          <table:table-cell table:formula="of:=CONFIDENCE(0.05;[.M6];10)" office:value-type="float" office:value="37.2945205559248" calcext:value-type="float">
            <text:p>37.2945205559248</text:p>
          </table:table-cell>
          <table:table-cell table:formula="of:=CONFIDENCE(0.05;[.N6];10)" office:value-type="float" office:value="0.000644202805109223" calcext:value-type="float">
            <text:p>0.000644202805109223</text:p>
          </table:table-cell>
          <table:table-cell/>
          <table:table-cell office:value-type="string" calcext:value-type="string">
            <text:p>1000 LI</text:p>
          </table:table-cell>
          <table:table-cell office:value-type="float" office:value="22005826937.1" calcext:value-type="float">
            <text:p>22005826937.1</text:p>
          </table:table-cell>
          <table:table-cell office:value-type="float" office:value="72605.717222712" calcext:value-type="float">
            <text:p>72605.717222712</text:p>
          </table:table-cell>
          <table:table-cell table:formula="of:=(100*[.R8]/[.Q8])" office:value-type="float" office:value="0.000329938599582026" calcext:value-type="float">
            <text:p>0.000329938599582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6.out</text:p>
          </table:table-cell>
          <table:table-cell office:value-type="float" office:value="22118536" calcext:value-type="float">
            <text:p>22118536</text:p>
          </table:table-cell>
          <table:table-cell office:value-type="float" office:value="67737" calcext:value-type="float">
            <text:p>67737</text:p>
          </table:table-cell>
          <table:table-cell office:value-type="float" office:value="1084982" calcext:value-type="float">
            <text:p>1084982</text:p>
          </table:table-cell>
          <table:table-cell office:value-type="float" office:value="12393" calcext:value-type="float">
            <text:p>12393</text:p>
          </table:table-cell>
          <table:table-cell office:value-type="float" office:value="0.005225338" calcext:value-type="float">
            <text:p>0.005225338</text:p>
          </table:table-cell>
          <table:table-cell table:number-columns-repeated="8"/>
          <table:table-cell office:value-type="string" calcext:value-type="string">
            <text:p>1000 LU</text:p>
          </table:table-cell>
          <table:table-cell office:value-type="float" office:value="19756379242.3" calcext:value-type="float">
            <text:p>19756379242.3</text:p>
          </table:table-cell>
          <table:table-cell office:value-type="float" office:value="211168.160998031" calcext:value-type="float">
            <text:p>211168.160998031</text:p>
          </table:table-cell>
          <table:table-cell table:formula="of:=(100*[.R9]/[.Q9])" office:value-type="float" office:value="0.00106886063690204" calcext:value-type="float">
            <text:p>0.00106886063690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7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7982" calcext:value-type="float">
            <text:p>67982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21" calcext:value-type="float">
            <text:p>12421</text:p>
          </table:table-cell>
          <table:table-cell office:value-type="float" office:value="0.006158773" calcext:value-type="float">
            <text:p>0.0061587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8.out</text:p>
          </table:table-cell>
          <table:table-cell office:value-type="float" office:value="22118954" calcext:value-type="float">
            <text:p>22118954</text:p>
          </table:table-cell>
          <table:table-cell office:value-type="float" office:value="67951" calcext:value-type="float">
            <text:p>67951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315" calcext:value-type="float">
            <text:p>12315</text:p>
          </table:table-cell>
          <table:table-cell office:value-type="float" office:value="0.00530858" calcext:value-type="float">
            <text:p>0.005308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9.out</text:p>
          </table:table-cell>
          <table:table-cell office:value-type="float" office:value="22119163" calcext:value-type="float">
            <text:p>22119163</text:p>
          </table:table-cell>
          <table:table-cell office:value-type="float" office:value="67693" calcext:value-type="float">
            <text:p>67693</text:p>
          </table:table-cell>
          <table:table-cell office:value-type="float" office:value="1084997" calcext:value-type="float">
            <text:p>1084997</text:p>
          </table:table-cell>
          <table:table-cell office:value-type="float" office:value="12394" calcext:value-type="float">
            <text:p>12394</text:p>
          </table:table-cell>
          <table:table-cell office:value-type="float" office:value="0.008689683" calcext:value-type="float">
            <text:p>0.0086896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10.out</text:p>
          </table:table-cell>
          <table:table-cell office:value-type="float" office:value="22119053" calcext:value-type="float">
            <text:p>22119053</text:p>
          </table:table-cell>
          <table:table-cell office:value-type="float" office:value="67824" calcext:value-type="float">
            <text:p>67824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436" calcext:value-type="float">
            <text:p>12436</text:p>
          </table:table-cell>
          <table:table-cell office:value-type="float" office:value="0.005829457" calcext:value-type="float">
            <text:p>0.005829457</text:p>
          </table:table-cell>
          <table:table-cell table:number-columns-repeated="14"/>
          <table:table-cell office:value-type="string" calcext:value-type="string">
            <text:p>base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-mis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1.out</text:p>
          </table:table-cell>
          <table:table-cell office:value-type="float" office:value="19868770" calcext:value-type="float">
            <text:p>19868770</text:p>
          </table:table-cell>
          <table:table-cell office:value-type="float" office:value="65341" calcext:value-type="float">
            <text:p>65341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3" calcext:value-type="float">
            <text:p>2523</text:p>
          </table:table-cell>
          <table:table-cell office:value-type="float" office:value="0.005097737" calcext:value-type="float">
            <text:p>0.005097737</text:p>
          </table:table-cell>
          <table:table-cell table:number-columns-repeated="13"/>
          <table:table-cell office:value-type="string" calcext:value-type="string">
            <text:p>100 LI</text:p>
          </table:table-cell>
          <table:table-cell table:formula="of:=LOG([.Q16];[.$W$13])" office:value-type="float" office:value="116.729797285053" calcext:value-type="float">
            <text:p>116.729797285053</text:p>
          </table:table-cell>
          <table:table-cell table:formula="of:=1/(LN([.$W$13])*[.R16])" office:value-type="float" office:value="0.120513954690124" calcext:value-type="float">
            <text:p>0.120513954690124</text:p>
          </table:table-cell>
        </table:table-row>
        <table:table-row table:style-name="ro1">
          <table:table-cell/>
          <table:table-cell office:value-type="string" calcext:value-type="string">
            <text:p>./results/100lu2.out</text:p>
          </table:table-cell>
          <table:table-cell office:value-type="float" office:value="19868708" calcext:value-type="float">
            <text:p>19868708</text:p>
          </table:table-cell>
          <table:table-cell office:value-type="float" office:value="64778" calcext:value-type="float">
            <text:p>64778</text:p>
          </table:table-cell>
          <table:table-cell office:value-type="float" office:value="334996" calcext:value-type="float">
            <text:p>334996</text:p>
          </table:table-cell>
          <table:table-cell office:value-type="float" office:value="2516" calcext:value-type="float">
            <text:p>2516</text:p>
          </table:table-cell>
          <table:table-cell office:value-type="float" office:value="0.004800038" calcext:value-type="float">
            <text:p>0.004800038</text:p>
          </table:table-cell>
          <table:table-cell/>
          <table:table-cell office:value-type="string" calcext:value-type="string">
            <text:p>AVG</text:p>
          </table:table-cell>
          <table:table-cell table:formula="of:=AVERAGE([.C15:.C24])" office:value-type="float" office:value="19869068.4" calcext:value-type="float">
            <text:p>19869068.4</text:p>
          </table:table-cell>
          <table:table-cell table:formula="of:=AVERAGE([.D15:.D24])" office:value-type="float" office:value="65106" calcext:value-type="float">
            <text:p>65106</text:p>
          </table:table-cell>
          <table:table-cell table:formula="of:=AVERAGE([.E15:.E24])" office:value-type="float" office:value="334998.2" calcext:value-type="float">
            <text:p>334998.2</text:p>
          </table:table-cell>
          <table:table-cell table:formula="of:=AVERAGE([.F15:.F24])" office:value-type="float" office:value="2564.2" calcext:value-type="float">
            <text:p>2564.2</text:p>
          </table:table-cell>
          <table:table-cell table:formula="of:=AVERAGE([.G15:.G24])" office:value-type="float" office:value="0.005495879" calcext:value-type="float">
            <text:p>0.005495879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67882.8" calcext:value-type="float">
            <text:p>67882.8</text:p>
          </table:table-cell>
          <table:table-cell office:value-type="float" office:value="87.0609442220623" calcext:value-type="float">
            <text:p>87.0609442220623</text:p>
          </table:table-cell>
          <table:table-cell table:formula="of:=(100*[.R16]/[.Q16])" office:value-type="float" office:value="0.128251846155524" calcext:value-type="float">
            <text:p>0.128251846155524</text:p>
          </table:table-cell>
          <table:table-cell/>
          <table:table-cell office:value-type="string" calcext:value-type="string">
            <text:p>100 LU</text:p>
          </table:table-cell>
          <table:table-cell table:formula="of:=LOG([.Q17];[.$W$13])" office:value-type="float" office:value="116.291586193664" calcext:value-type="float">
            <text:p>116.291586193664</text:p>
          </table:table-cell>
          <table:table-cell table:formula="of:=1/(LN([.$W$13])*[.R17])" office:value-type="float" office:value="0.0279657153078846" calcext:value-type="float">
            <text:p>0.0279657153078846</text:p>
          </table:table-cell>
        </table:table-row>
        <table:table-row table:style-name="ro1">
          <table:table-cell/>
          <table:table-cell office:value-type="string" calcext:value-type="string">
            <text:p>./results/100lu3.out</text:p>
          </table:table-cell>
          <table:table-cell office:value-type="float" office:value="19868879" calcext:value-type="float">
            <text:p>19868879</text:p>
          </table:table-cell>
          <table:table-cell office:value-type="float" office:value="64737" calcext:value-type="float">
            <text:p>64737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74" calcext:value-type="float">
            <text:p>2574</text:p>
          </table:table-cell>
          <table:table-cell office:value-type="float" office:value="0.005717767" calcext:value-type="float">
            <text:p>0.005717767</text:p>
          </table:table-cell>
          <table:table-cell/>
          <table:table-cell office:value-type="string" calcext:value-type="string">
            <text:p>STDEV</text:p>
          </table:table-cell>
          <table:table-cell table:formula="of:=STDEV([.C15:.C24])" office:value-type="float" office:value="790.498604960467" calcext:value-type="float">
            <text:p>790.498604960467</text:p>
          </table:table-cell>
          <table:table-cell table:formula="of:=STDEV([.D15:.D24])" office:value-type="float" office:value="605.322320017287" calcext:value-type="float">
            <text:p>605.322320017287</text:p>
          </table:table-cell>
          <table:table-cell table:formula="of:=STDEV([.E15:.E24])" office:value-type="float" office:value="3.32665998663324" calcext:value-type="float">
            <text:p>3.32665998663324</text:p>
          </table:table-cell>
          <table:table-cell table:formula="of:=STDEV([.F15:.F24])" office:value-type="float" office:value="195.125486688837" calcext:value-type="float">
            <text:p>195.125486688837</text:p>
          </table:table-cell>
          <table:table-cell table:formula="of:=STDEV([.G15:.G24])" office:value-type="float" office:value="0.00124440636434397" calcext:value-type="float">
            <text:p>0.00124440636434397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65106" calcext:value-type="float">
            <text:p>65106</text:p>
          </table:table-cell>
          <table:table-cell office:value-type="float" office:value="375.175766889787" calcext:value-type="float">
            <text:p>375.175766889787</text:p>
          </table:table-cell>
          <table:table-cell table:formula="of:=(100*[.R17]/[.Q17])" office:value-type="float" office:value="0.576253750637094" calcext:value-type="float">
            <text:p>0.576253750637094</text:p>
          </table:table-cell>
          <table:table-cell/>
          <table:table-cell office:value-type="string" calcext:value-type="string">
            <text:p>1000 LI</text:p>
          </table:table-cell>
          <table:table-cell table:formula="of:=LOG([.Q18];[.$W$13])" office:value-type="float" office:value="188.48167059206" calcext:value-type="float">
            <text:p>188.48167059206</text:p>
          </table:table-cell>
          <table:table-cell table:formula="of:=1/(LN([.$W$13])*[.R18])" office:value-type="float" office:value="0.000296419173570764" calcext:value-type="float">
            <text:p>0.000296419173570764</text:p>
          </table:table-cell>
        </table:table-row>
        <table:table-row table:style-name="ro1">
          <table:table-cell/>
          <table:table-cell office:value-type="string" calcext:value-type="string">
            <text:p>./results/100lu4.out</text:p>
          </table:table-cell>
          <table:table-cell office:value-type="float" office:value="19868629" calcext:value-type="float">
            <text:p>19868629</text:p>
          </table:table-cell>
          <table:table-cell office:value-type="float" office:value="64909" calcext:value-type="float">
            <text:p>64909</text:p>
          </table:table-cell>
          <table:table-cell office:value-type="float" office:value="334995" calcext:value-type="float">
            <text:p>334995</text:p>
          </table:table-cell>
          <table:table-cell office:value-type="float" office:value="2517" calcext:value-type="float">
            <text:p>2517</text:p>
          </table:table-cell>
          <table:table-cell office:value-type="float" office:value="0.004891376" calcext:value-type="float">
            <text:p>0.004891376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63352309.1" calcext:value-type="float">
            <text:p>63352309.1</text:p>
          </table:table-cell>
          <table:table-cell office:value-type="float" office:value="35396.0189581067" calcext:value-type="float">
            <text:p>35396.0189581067</text:p>
          </table:table-cell>
          <table:table-cell table:formula="of:=(100*[.R18]/[.Q18])" office:value-type="float" office:value="0.0558717108515097" calcext:value-type="float">
            <text:p>0.0558717108515097</text:p>
          </table:table-cell>
          <table:table-cell/>
          <table:table-cell office:value-type="string" calcext:value-type="string">
            <text:p>1000 LU</text:p>
          </table:table-cell>
          <table:table-cell table:formula="of:=LOG([.Q19];[.$W$13])" office:value-type="float" office:value="220.285143104608" calcext:value-type="float">
            <text:p>220.285143104608</text:p>
          </table:table-cell>
          <table:table-cell table:formula="of:=1/(LN([.$W$13])*[.R19])" office:value-type="float" office:value="0.0000163311241070685" calcext:value-type="float">
            <text:p>1.63311241070685E-05</text:p>
          </table:table-cell>
        </table:table-row>
        <table:table-row table:style-name="ro1">
          <table:table-cell/>
          <table:table-cell office:value-type="string" calcext:value-type="string">
            <text:p>./results/100lu5.out</text:p>
          </table:table-cell>
          <table:table-cell office:value-type="float" office:value="19868599" calcext:value-type="float">
            <text:p>19868599</text:p>
          </table:table-cell>
          <table:table-cell office:value-type="float" office:value="64556" calcext:value-type="float">
            <text:p>64556</text:p>
          </table:table-cell>
          <table:table-cell office:value-type="float" office:value="334995" calcext:value-type="float">
            <text:p>334995</text:p>
          </table:table-cell>
          <table:table-cell office:value-type="float" office:value="2427" calcext:value-type="float">
            <text:p>2427</text:p>
          </table:table-cell>
          <table:table-cell office:value-type="float" office:value="0.004946432" calcext:value-type="float">
            <text:p>0.004946432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17];10)" office:value-type="float" office:value="489.947108398183" calcext:value-type="float">
            <text:p>489.947108398183</text:p>
          </table:table-cell>
          <table:table-cell table:formula="of:=CONFIDENCE(0.05;[.K17];10)" office:value-type="float" office:value="375.175766889787" calcext:value-type="float">
            <text:p>375.175766889787</text:p>
          </table:table-cell>
          <table:table-cell table:formula="of:=CONFIDENCE(0.05;[.L17];10)" office:value-type="float" office:value="2.06184733388164" calcext:value-type="float">
            <text:p>2.06184733388164</text:p>
          </table:table-cell>
          <table:table-cell table:formula="of:=CONFIDENCE(0.05;[.M17];10)" office:value-type="float" office:value="120.937807325751" calcext:value-type="float">
            <text:p>120.937807325751</text:p>
          </table:table-cell>
          <table:table-cell table:formula="of:=CONFIDENCE(0.05;[.N17];10)" office:value-type="float" office:value="0.000771276882788573" calcext:value-type="float">
            <text:p>0.000771276882788573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312784902.6" calcext:value-type="float">
            <text:p>1312784902.6</text:p>
          </table:table-cell>
          <table:table-cell office:value-type="float" office:value="642457.838080838" calcext:value-type="float">
            <text:p>642457.838080838</text:p>
          </table:table-cell>
          <table:table-cell table:formula="of:=(100*[.R19]/[.Q19])" office:value-type="float" office:value="0.0489385455917748" calcext:value-type="float">
            <text:p>0.0489385455917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u6.out</text:p>
          </table:table-cell>
          <table:table-cell office:value-type="float" office:value="19868559" calcext:value-type="float">
            <text:p>19868559</text:p>
          </table:table-cell>
          <table:table-cell office:value-type="float" office:value="64606" calcext:value-type="float">
            <text:p>64606</text:p>
          </table:table-cell>
          <table:table-cell office:value-type="float" office:value="335003" calcext:value-type="float">
            <text:p>335003</text:p>
          </table:table-cell>
          <table:table-cell office:value-type="float" office:value="3037" calcext:value-type="float">
            <text:p>3037</text:p>
          </table:table-cell>
          <table:table-cell office:value-type="float" office:value="0.004966569" calcext:value-type="float">
            <text:p>0.0049665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7.out</text:p>
          </table:table-cell>
          <table:table-cell office:value-type="float" office:value="19869168" calcext:value-type="float">
            <text:p>19869168</text:p>
          </table:table-cell>
          <table:table-cell office:value-type="float" office:value="65262" calcext:value-type="float">
            <text:p>65262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1" calcext:value-type="float">
            <text:p>2521</text:p>
          </table:table-cell>
          <table:table-cell office:value-type="float" office:value="0.005034442" calcext:value-type="float">
            <text:p>0.0050344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8.out</text:p>
          </table:table-cell>
          <table:table-cell office:value-type="float" office:value="19869019" calcext:value-type="float">
            <text:p>19869019</text:p>
          </table:table-cell>
          <table:table-cell office:value-type="float" office:value="64795" calcext:value-type="float">
            <text:p>64795</text:p>
          </table:table-cell>
          <table:table-cell office:value-type="float" office:value="334998" calcext:value-type="float">
            <text:p>334998</text:p>
          </table:table-cell>
          <table:table-cell office:value-type="float" office:value="2319" calcext:value-type="float">
            <text:p>2319</text:p>
          </table:table-cell>
          <table:table-cell office:value-type="float" office:value="0.004780836" calcext:value-type="float">
            <text:p>0.0047808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9.out</text:p>
          </table:table-cell>
          <table:table-cell office:value-type="float" office:value="19869121" calcext:value-type="float">
            <text:p>19869121</text:p>
          </table:table-cell>
          <table:table-cell office:value-type="float" office:value="65514" calcext:value-type="float">
            <text:p>65514</text:p>
          </table:table-cell>
          <table:table-cell office:value-type="float" office:value="334999" calcext:value-type="float">
            <text:p>334999</text:p>
          </table:table-cell>
          <table:table-cell office:value-type="float" office:value="2724" calcext:value-type="float">
            <text:p>2724</text:p>
          </table:table-cell>
          <table:table-cell office:value-type="float" office:value="0.008880017" calcext:value-type="float">
            <text:p>0.0088800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10.out</text:p>
          </table:table-cell>
          <table:table-cell office:value-type="float" office:value="19871232" calcext:value-type="float">
            <text:p>19871232</text:p>
          </table:table-cell>
          <table:table-cell office:value-type="float" office:value="66562" calcext:value-type="float">
            <text:p>66562</text:p>
          </table:table-cell>
          <table:table-cell office:value-type="float" office:value="335005" calcext:value-type="float">
            <text:p>335005</text:p>
          </table:table-cell>
          <table:table-cell office:value-type="float" office:value="2484" calcext:value-type="float">
            <text:p>2484</text:p>
          </table:table-cell>
          <table:table-cell office:value-type="float" office:value="0.005843576" calcext:value-type="float">
            <text:p>0.005843576</text:p>
          </table:table-cell>
          <table:table-cell table:number-columns-repeated="16"/>
        </table:table-row>
        <table:table-row table:style-name="ro2">
          <table:table-cell table:number-columns-repeated="15"/>
          <table:table-cell table:style-name="ce1" office:value-type="string" calcext:value-type="string">
            <text:p>branch-instru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1.out</text:p>
          </table:table-cell>
          <table:table-cell office:value-type="float" office:value="22005764112" calcext:value-type="float">
            <text:p>22005764112</text:p>
          </table:table-cell>
          <table:table-cell office:value-type="float" office:value="63276648" calcext:value-type="float">
            <text:p>63276648</text:p>
          </table:table-cell>
          <table:table-cell office:value-type="float" office:value="1003294483" calcext:value-type="float">
            <text:p>1003294483</text:p>
          </table:table-cell>
          <table:table-cell office:value-type="float" office:value="1004657" calcext:value-type="float">
            <text:p>1004657</text:p>
          </table:table-cell>
          <table:table-cell office:value-type="float" office:value="4.414300023" calcext:value-type="float">
            <text:p>4.4143000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2.out</text:p>
          </table:table-cell>
          <table:table-cell office:value-type="float" office:value="22005812834" calcext:value-type="float">
            <text:p>22005812834</text:p>
          </table:table-cell>
          <table:table-cell office:value-type="float" office:value="63295339" calcext:value-type="float">
            <text:p>63295339</text:p>
          </table:table-cell>
          <table:table-cell office:value-type="float" office:value="1003294728" calcext:value-type="float">
            <text:p>1003294728</text:p>
          </table:table-cell>
          <table:table-cell office:value-type="float" office:value="1005052" calcext:value-type="float">
            <text:p>1005052</text:p>
          </table:table-cell>
          <table:table-cell office:value-type="float" office:value="4.434211775" calcext:value-type="float">
            <text:p>4.434211775</text:p>
          </table:table-cell>
          <table:table-cell/>
          <table:table-cell office:value-type="string" calcext:value-type="string">
            <text:p>AVG</text:p>
          </table:table-cell>
          <table:table-cell table:formula="of:=AVERAGE([.C26:.C35])" office:value-type="float" office:value="22005826937.1" calcext:value-type="float">
            <text:p>22005826937.1</text:p>
          </table:table-cell>
          <table:table-cell table:formula="of:=AVERAGE([.D26:.D35])" office:value-type="float" office:value="63352309.1" calcext:value-type="float">
            <text:p>63352309.1</text:p>
          </table:table-cell>
          <table:table-cell table:formula="of:=AVERAGE([.E26:.E35])" office:value-type="float" office:value="1003294667.7" calcext:value-type="float">
            <text:p>1003294667.7</text:p>
          </table:table-cell>
          <table:table-cell table:formula="of:=AVERAGE([.F26:.F35])" office:value-type="float" office:value="1004633.8" calcext:value-type="float">
            <text:p>1004633.8</text:p>
          </table:table-cell>
          <table:table-cell table:formula="of:=AVERAGE([.G26:.G35])" office:value-type="float" office:value="4.5453025364" calcext:value-type="float">
            <text:p>4.5453025364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084987.7" calcext:value-type="float">
            <text:p>1084987.7</text:p>
          </table:table-cell>
          <table:table-cell office:value-type="float" office:value="2.81838307965396" calcext:value-type="float">
            <text:p>2.81838307965396</text:p>
          </table:table-cell>
          <table:table-cell table:formula="of:=(100*[.R27]/[.Q27])" office:value-type="float" office:value="0.000259761753949281" calcext:value-type="float">
            <text:p>0.000259761753949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3.out</text:p>
          </table:table-cell>
          <table:table-cell office:value-type="float" office:value="22005776694" calcext:value-type="float">
            <text:p>22005776694</text:p>
          </table:table-cell>
          <table:table-cell office:value-type="float" office:value="63346739" calcext:value-type="float">
            <text:p>63346739</text:p>
          </table:table-cell>
          <table:table-cell office:value-type="float" office:value="1003294678" calcext:value-type="float">
            <text:p>1003294678</text:p>
          </table:table-cell>
          <table:table-cell office:value-type="float" office:value="1006078" calcext:value-type="float">
            <text:p>1006078</text:p>
          </table:table-cell>
          <table:table-cell office:value-type="float" office:value="4.4985823" calcext:value-type="float">
            <text:p>4.4985823</text:p>
          </table:table-cell>
          <table:table-cell/>
          <table:table-cell office:value-type="string" calcext:value-type="string">
            <text:p>STDEV</text:p>
          </table:table-cell>
          <table:table-cell table:formula="of:=STDEV([.C26:.C35])" office:value-type="float" office:value="117144.722752528" calcext:value-type="float">
            <text:p>117144.722752528</text:p>
          </table:table-cell>
          <table:table-cell table:formula="of:=STDEV([.D26:.D35])" office:value-type="float" office:value="57109.2330741906" calcext:value-type="float">
            <text:p>57109.2330741906</text:p>
          </table:table-cell>
          <table:table-cell table:formula="of:=STDEV([.E26:.E35])" office:value-type="float" office:value="679.403668259485" calcext:value-type="float">
            <text:p>679.403668259485</text:p>
          </table:table-cell>
          <table:table-cell table:formula="of:=STDEV([.F26:.F35])" office:value-type="float" office:value="694.662795894526" calcext:value-type="float">
            <text:p>694.662795894526</text:p>
          </table:table-cell>
          <table:table-cell table:formula="of:=STDEV([.G26:.G35])" office:value-type="float" office:value="0.0789478337456495" calcext:value-type="float">
            <text:p>0.0789478337456495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334998.2" calcext:value-type="float">
            <text:p>334998.2</text:p>
          </table:table-cell>
          <table:table-cell office:value-type="float" office:value="2.06184733388164" calcext:value-type="float">
            <text:p>2.06184733388164</text:p>
          </table:table-cell>
          <table:table-cell table:formula="of:=(100*[.R28]/[.Q28])" office:value-type="float" office:value="0.00061548012314145" calcext:value-type="float">
            <text:p>0.00061548012314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4.out</text:p>
          </table:table-cell>
          <table:table-cell office:value-type="float" office:value="22005713584" calcext:value-type="float">
            <text:p>22005713584</text:p>
          </table:table-cell>
          <table:table-cell office:value-type="float" office:value="63326586" calcext:value-type="float">
            <text:p>63326586</text:p>
          </table:table-cell>
          <table:table-cell office:value-type="float" office:value="1003293991" calcext:value-type="float">
            <text:p>1003293991</text:p>
          </table:table-cell>
          <table:table-cell office:value-type="float" office:value="1004654" calcext:value-type="float">
            <text:p>1004654</text:p>
          </table:table-cell>
          <table:table-cell office:value-type="float" office:value="4.5217493" calcext:value-type="float">
            <text:p>4.5217493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3294667.7" calcext:value-type="float">
            <text:p>1003294667.7</text:p>
          </table:table-cell>
          <table:table-cell office:value-type="float" office:value="421.091018516725" calcext:value-type="float">
            <text:p>421.091018516725</text:p>
          </table:table-cell>
          <table:table-cell table:formula="of:=(100*[.R29]/[.Q29])" office:value-type="float" office:value="0.0000419708219402834" calcext:value-type="float">
            <text:p>4.19708219402834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5.out</text:p>
          </table:table-cell>
          <table:table-cell office:value-type="float" office:value="22005853528" calcext:value-type="float">
            <text:p>22005853528</text:p>
          </table:table-cell>
          <table:table-cell office:value-type="float" office:value="63436567" calcext:value-type="float">
            <text:p>63436567</text:p>
          </table:table-cell>
          <table:table-cell office:value-type="float" office:value="1003294784" calcext:value-type="float">
            <text:p>1003294784</text:p>
          </table:table-cell>
          <table:table-cell office:value-type="float" office:value="1004347" calcext:value-type="float">
            <text:p>1004347</text:p>
          </table:table-cell>
          <table:table-cell office:value-type="float" office:value="4.59099514" calcext:value-type="float">
            <text:p>4.59099514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28];10)" office:value-type="float" office:value="72605.717222712" calcext:value-type="float">
            <text:p>72605.717222712</text:p>
          </table:table-cell>
          <table:table-cell table:formula="of:=CONFIDENCE(0.05;[.K28];10)" office:value-type="float" office:value="35396.0189581067" calcext:value-type="float">
            <text:p>35396.0189581067</text:p>
          </table:table-cell>
          <table:table-cell table:formula="of:=CONFIDENCE(0.05;[.L28];10)" office:value-type="float" office:value="421.091018516725" calcext:value-type="float">
            <text:p>421.091018516725</text:p>
          </table:table-cell>
          <table:table-cell table:formula="of:=CONFIDENCE(0.05;[.M28];10)" office:value-type="float" office:value="430.548550022225" calcext:value-type="float">
            <text:p>430.548550022225</text:p>
          </table:table-cell>
          <table:table-cell table:formula="of:=CONFIDENCE(0.05;[.N28];10)" office:value-type="float" office:value="0.04893147516676" calcext:value-type="float">
            <text:p>0.04893147516676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253297478.5" calcext:value-type="float">
            <text:p>253297478.5</text:p>
          </table:table-cell>
          <table:table-cell office:value-type="float" office:value="1131.32412836419" calcext:value-type="float">
            <text:p>1131.32412836419</text:p>
          </table:table-cell>
          <table:table-cell table:formula="of:=(100*[.R30]/[.Q30])" office:value-type="float" office:value="0.000446638527577839" calcext:value-type="float">
            <text:p>0.000446638527577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6.out</text:p>
          </table:table-cell>
          <table:table-cell office:value-type="float" office:value="22005853747" calcext:value-type="float">
            <text:p>22005853747</text:p>
          </table:table-cell>
          <table:table-cell office:value-type="float" office:value="63365650" calcext:value-type="float">
            <text:p>63365650</text:p>
          </table:table-cell>
          <table:table-cell office:value-type="float" office:value="1003294763" calcext:value-type="float">
            <text:p>1003294763</text:p>
          </table:table-cell>
          <table:table-cell office:value-type="float" office:value="1004115" calcext:value-type="float">
            <text:p>1004115</text:p>
          </table:table-cell>
          <table:table-cell office:value-type="float" office:value="4.577263132" calcext:value-type="float">
            <text:p>4.5772631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7.out</text:p>
          </table:table-cell>
          <table:table-cell office:value-type="float" office:value="22005746399" calcext:value-type="float">
            <text:p>22005746399</text:p>
          </table:table-cell>
          <table:table-cell office:value-type="float" office:value="63312634" calcext:value-type="float">
            <text:p>63312634</text:p>
          </table:table-cell>
          <table:table-cell office:value-type="float" office:value="1003293976" calcext:value-type="float">
            <text:p>1003293976</text:p>
          </table:table-cell>
          <table:table-cell office:value-type="float" office:value="1003769" calcext:value-type="float">
            <text:p>1003769</text:p>
          </table:table-cell>
          <table:table-cell office:value-type="float" office:value="4.542755858" calcext:value-type="float">
            <text:p>4.5427558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8.out</text:p>
          </table:table-cell>
          <table:table-cell office:value-type="float" office:value="22005751308" calcext:value-type="float">
            <text:p>22005751308</text:p>
          </table:table-cell>
          <table:table-cell office:value-type="float" office:value="63330549" calcext:value-type="float">
            <text:p>63330549</text:p>
          </table:table-cell>
          <table:table-cell office:value-type="float" office:value="1003294137" calcext:value-type="float">
            <text:p>1003294137</text:p>
          </table:table-cell>
          <table:table-cell office:value-type="float" office:value="1004056" calcext:value-type="float">
            <text:p>1004056</text:p>
          </table:table-cell>
          <table:table-cell office:value-type="float" office:value="4.588755696" calcext:value-type="float">
            <text:p>4.5887556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9.out</text:p>
          </table:table-cell>
          <table:table-cell office:value-type="float" office:value="22006123943" calcext:value-type="float">
            <text:p>22006123943</text:p>
          </table:table-cell>
          <table:table-cell office:value-type="float" office:value="63449385" calcext:value-type="float">
            <text:p>63449385</text:p>
          </table:table-cell>
          <table:table-cell office:value-type="float" office:value="1003296360" calcext:value-type="float">
            <text:p>1003296360</text:p>
          </table:table-cell>
          <table:table-cell office:value-type="float" office:value="1005348" calcext:value-type="float">
            <text:p>1005348</text:p>
          </table:table-cell>
          <table:table-cell office:value-type="float" office:value="4.648119904" calcext:value-type="float">
            <text:p>4.6481199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10.out</text:p>
          </table:table-cell>
          <table:table-cell office:value-type="float" office:value="22005873222" calcext:value-type="float">
            <text:p>22005873222</text:p>
          </table:table-cell>
          <table:table-cell office:value-type="float" office:value="63382994" calcext:value-type="float">
            <text:p>63382994</text:p>
          </table:table-cell>
          <table:table-cell office:value-type="float" office:value="1003294777" calcext:value-type="float">
            <text:p>1003294777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.636292236" calcext:value-type="float">
            <text:p>4.636292236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1" office:value-type="string" calcext:value-type="string">
            <text:p>branch-mis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1.out</text:p>
          </table:table-cell>
          <table:table-cell office:value-type="float" office:value="19755958651" calcext:value-type="float">
            <text:p>19755958651</text:p>
          </table:table-cell>
          <table:table-cell office:value-type="float" office:value="1310718675" calcext:value-type="float">
            <text:p>1310718675</text:p>
          </table:table-cell>
          <table:table-cell office:value-type="float" office:value="253295963" calcext:value-type="float">
            <text:p>253295963</text:p>
          </table:table-cell>
          <table:table-cell office:value-type="float" office:value="1006430" calcext:value-type="float">
            <text:p>1006430</text:p>
          </table:table-cell>
          <table:table-cell office:value-type="float" office:value="8.331753403" calcext:value-type="float">
            <text:p>8.3317534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2.out</text:p>
          </table:table-cell>
          <table:table-cell office:value-type="float" office:value="19756267371" calcext:value-type="float">
            <text:p>19756267371</text:p>
          </table:table-cell>
          <table:table-cell office:value-type="float" office:value="1313927331" calcext:value-type="float">
            <text:p>1313927331</text:p>
          </table:table-cell>
          <table:table-cell office:value-type="float" office:value="253297269" calcext:value-type="float">
            <text:p>253297269</text:p>
          </table:table-cell>
          <table:table-cell office:value-type="float" office:value="1007700" calcext:value-type="float">
            <text:p>1007700</text:p>
          </table:table-cell>
          <table:table-cell office:value-type="float" office:value="9.035299501" calcext:value-type="float">
            <text:p>9.035299501</text:p>
          </table:table-cell>
          <table:table-cell/>
          <table:table-cell office:value-type="string" calcext:value-type="string">
            <text:p>AVG</text:p>
          </table:table-cell>
          <table:table-cell table:formula="of:=AVERAGE([.C37:.C46])" office:value-type="float" office:value="19756379242.3" calcext:value-type="float">
            <text:p>19756379242.3</text:p>
          </table:table-cell>
          <table:table-cell table:formula="of:=AVERAGE([.D37:.D46])" office:value-type="float" office:value="1312784902.6" calcext:value-type="float">
            <text:p>1312784902.6</text:p>
          </table:table-cell>
          <table:table-cell table:formula="of:=AVERAGE([.E37:.E46])" office:value-type="float" office:value="253297478.5" calcext:value-type="float">
            <text:p>253297478.5</text:p>
          </table:table-cell>
          <table:table-cell table:formula="of:=AVERAGE([.F37:.F46])" office:value-type="float" office:value="1007156.5" calcext:value-type="float">
            <text:p>1007156.5</text:p>
          </table:table-cell>
          <table:table-cell table:formula="of:=AVERAGE([.G37:.G46])" office:value-type="float" office:value="10.5958115443" calcext:value-type="float">
            <text:p>10.5958115443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2433.6" calcext:value-type="float">
            <text:p>12433.6</text:p>
          </table:table-cell>
          <table:table-cell office:value-type="float" office:value="37.2945205559248" calcext:value-type="float">
            <text:p>37.2945205559248</text:p>
          </table:table-cell>
          <table:table-cell table:formula="of:=(100*[.R38]/[.Q38])" office:value-type="float" office:value="0.299949496171059" calcext:value-type="float">
            <text:p>0.299949496171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3.out</text:p>
          </table:table-cell>
          <table:table-cell office:value-type="float" office:value="19756511907" calcext:value-type="float">
            <text:p>19756511907</text:p>
          </table:table-cell>
          <table:table-cell office:value-type="float" office:value="1313371190" calcext:value-type="float">
            <text:p>1313371190</text:p>
          </table:table-cell>
          <table:table-cell office:value-type="float" office:value="253298175" calcext:value-type="float">
            <text:p>253298175</text:p>
          </table:table-cell>
          <table:table-cell office:value-type="float" office:value="1008036" calcext:value-type="float">
            <text:p>1008036</text:p>
          </table:table-cell>
          <table:table-cell office:value-type="float" office:value="10.534060683" calcext:value-type="float">
            <text:p>10.534060683</text:p>
          </table:table-cell>
          <table:table-cell/>
          <table:table-cell office:value-type="string" calcext:value-type="string">
            <text:p>STDEV</text:p>
          </table:table-cell>
          <table:table-cell table:formula="of:=STDEV([.C37:.C46])" office:value-type="float" office:value="340706.443246007" calcext:value-type="float">
            <text:p>340706.443246007</text:p>
          </table:table-cell>
          <table:table-cell table:formula="of:=STDEV([.D37:.D46])" office:value-type="float" office:value="1036565.00067774" calcext:value-type="float">
            <text:p>1036565.00067774</text:p>
          </table:table-cell>
          <table:table-cell table:formula="of:=STDEV([.E37:.E46])" office:value-type="float" office:value="1825.3197741157" calcext:value-type="float">
            <text:p>1825.3197741157</text:p>
          </table:table-cell>
          <table:table-cell table:formula="of:=STDEV([.F37:.F46])" office:value-type="float" office:value="1986.11173737364" calcext:value-type="float">
            <text:p>1986.11173737364</text:p>
          </table:table-cell>
          <table:table-cell table:formula="of:=STDEV([.G37:.G46])" office:value-type="float" office:value="1.04403646520913" calcext:value-type="float">
            <text:p>1.04403646520913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2564.2" calcext:value-type="float">
            <text:p>2564.2</text:p>
          </table:table-cell>
          <table:table-cell office:value-type="float" office:value="120.937807325751" calcext:value-type="float">
            <text:p>120.937807325751</text:p>
          </table:table-cell>
          <table:table-cell table:formula="of:=(100*[.R39]/[.Q39])" office:value-type="float" office:value="4.71639526268431" calcext:value-type="float">
            <text:p>4.716395262684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4.out</text:p>
          </table:table-cell>
          <table:table-cell office:value-type="float" office:value="19756606253" calcext:value-type="float">
            <text:p>19756606253</text:p>
          </table:table-cell>
          <table:table-cell office:value-type="float" office:value="1313306119" calcext:value-type="float">
            <text:p>1313306119</text:p>
          </table:table-cell>
          <table:table-cell office:value-type="float" office:value="253298680" calcext:value-type="float">
            <text:p>253298680</text:p>
          </table:table-cell>
          <table:table-cell office:value-type="float" office:value="1010275" calcext:value-type="float">
            <text:p>1010275</text:p>
          </table:table-cell>
          <table:table-cell office:value-type="float" office:value="11.274212454" calcext:value-type="float">
            <text:p>11.274212454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4633.8" calcext:value-type="float">
            <text:p>1004633.8</text:p>
          </table:table-cell>
          <table:table-cell office:value-type="float" office:value="430.548550022225" calcext:value-type="float">
            <text:p>430.548550022225</text:p>
          </table:table-cell>
          <table:table-cell table:formula="of:=(100*[.R40]/[.Q40])" office:value-type="float" office:value="0.0428562676292819" calcext:value-type="float">
            <text:p>0.04285626762928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5.out</text:p>
          </table:table-cell>
          <table:table-cell office:value-type="float" office:value="19756200100" calcext:value-type="float">
            <text:p>19756200100</text:p>
          </table:table-cell>
          <table:table-cell office:value-type="float" office:value="1311691446" calcext:value-type="float">
            <text:p>1311691446</text:p>
          </table:table-cell>
          <table:table-cell office:value-type="float" office:value="253296392" calcext:value-type="float">
            <text:p>253296392</text:p>
          </table:table-cell>
          <table:table-cell office:value-type="float" office:value="1005868" calcext:value-type="float">
            <text:p>1005868</text:p>
          </table:table-cell>
          <table:table-cell office:value-type="float" office:value="11.150338546" calcext:value-type="float">
            <text:p>11.15033854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39];10)" office:value-type="float" office:value="211168.160998031" calcext:value-type="float">
            <text:p>211168.160998031</text:p>
          </table:table-cell>
          <table:table-cell table:formula="of:=CONFIDENCE(0.05;[.K39];10)" office:value-type="float" office:value="642457.838080838" calcext:value-type="float">
            <text:p>642457.838080838</text:p>
          </table:table-cell>
          <table:table-cell table:formula="of:=CONFIDENCE(0.05;[.L39];10)" office:value-type="float" office:value="1131.32412836419" calcext:value-type="float">
            <text:p>1131.32412836419</text:p>
          </table:table-cell>
          <table:table-cell table:formula="of:=CONFIDENCE(0.05;[.M39];10)" office:value-type="float" office:value="1230.98218842596" calcext:value-type="float">
            <text:p>1230.98218842596</text:p>
          </table:table-cell>
          <table:table-cell table:formula="of:=CONFIDENCE(0.05;[.N39];10)" office:value-type="float" office:value="0.647088614681434" calcext:value-type="float">
            <text:p>0.647088614681434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007156.5" calcext:value-type="float">
            <text:p>1007156.5</text:p>
          </table:table-cell>
          <table:table-cell office:value-type="float" office:value="1230.98218842596" calcext:value-type="float">
            <text:p>1230.98218842596</text:p>
          </table:table-cell>
          <table:table-cell table:formula="of:=(100*[.R41]/[.Q41])" office:value-type="float" office:value="0.122223526177507" calcext:value-type="float">
            <text:p>0.122223526177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6.out</text:p>
          </table:table-cell>
          <table:table-cell office:value-type="float" office:value="19757194812" calcext:value-type="float">
            <text:p>19757194812</text:p>
          </table:table-cell>
          <table:table-cell office:value-type="float" office:value="1313212629" calcext:value-type="float">
            <text:p>1313212629</text:p>
          </table:table-cell>
          <table:table-cell office:value-type="float" office:value="253302024" calcext:value-type="float">
            <text:p>253302024</text:p>
          </table:table-cell>
          <table:table-cell office:value-type="float" office:value="1010461" calcext:value-type="float">
            <text:p>1010461</text:p>
          </table:table-cell>
          <table:table-cell office:value-type="float" office:value="11.295386675" calcext:value-type="float">
            <text:p>11.2953866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7.out</text:p>
          </table:table-cell>
          <table:table-cell office:value-type="float" office:value="19756200952" calcext:value-type="float">
            <text:p>19756200952</text:p>
          </table:table-cell>
          <table:table-cell office:value-type="float" office:value="1313291887" calcext:value-type="float">
            <text:p>1313291887</text:p>
          </table:table-cell>
          <table:table-cell office:value-type="float" office:value="253296268" calcext:value-type="float">
            <text:p>253296268</text:p>
          </table:table-cell>
          <table:table-cell office:value-type="float" office:value="1004771" calcext:value-type="float">
            <text:p>1004771</text:p>
          </table:table-cell>
          <table:table-cell office:value-type="float" office:value="10.998246442" calcext:value-type="float">
            <text:p>10.9982464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8.out</text:p>
          </table:table-cell>
          <table:table-cell office:value-type="float" office:value="19756216290" calcext:value-type="float">
            <text:p>19756216290</text:p>
          </table:table-cell>
          <table:table-cell office:value-type="float" office:value="1313870575" calcext:value-type="float">
            <text:p>1313870575</text:p>
          </table:table-cell>
          <table:table-cell office:value-type="float" office:value="253296399" calcext:value-type="float">
            <text:p>253296399</text:p>
          </table:table-cell>
          <table:table-cell office:value-type="float" office:value="1005228" calcext:value-type="float">
            <text:p>1005228</text:p>
          </table:table-cell>
          <table:table-cell office:value-type="float" office:value="11.165649756" calcext:value-type="float">
            <text:p>11.1656497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9.out</text:p>
          </table:table-cell>
          <table:table-cell office:value-type="float" office:value="19756210562" calcext:value-type="float">
            <text:p>19756210562</text:p>
          </table:table-cell>
          <table:table-cell office:value-type="float" office:value="1312072586" calcext:value-type="float">
            <text:p>1312072586</text:p>
          </table:table-cell>
          <table:table-cell office:value-type="float" office:value="253296393" calcext:value-type="float">
            <text:p>253296393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1.185631998" calcext:value-type="float">
            <text:p>11.1856319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10.out</text:p>
          </table:table-cell>
          <table:table-cell office:value-type="float" office:value="19756425525" calcext:value-type="float">
            <text:p>19756425525</text:p>
          </table:table-cell>
          <table:table-cell office:value-type="float" office:value="1312386588" calcext:value-type="float">
            <text:p>1312386588</text:p>
          </table:table-cell>
          <table:table-cell office:value-type="float" office:value="253297222" calcext:value-type="float">
            <text:p>253297222</text:p>
          </table:table-cell>
          <table:table-cell office:value-type="float" office:value="1007119" calcext:value-type="float">
            <text:p>1007119</text:p>
          </table:table-cell>
          <table:table-cell office:value-type="float" office:value="10.987535985" calcext:value-type="float">
            <text:p>10.98753598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11:06.8365348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4T23:42:10.406191350</dc:date>
    <meta:editing-duration>PT3H29M52S</meta:editing-duration>
    <meta:editing-cycles>6</meta:editing-cycles>
    <meta:generator>LibreOffice/7.2.1.2$Linux_X86_64 LibreOffice_project/20$Build-2</meta:generator>
    <meta:document-statistic meta:table-count="1" meta:cell-count="40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6:result.R9" chart:error-lower-range="result.R6:result.R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6:result.R9" chart:error-lower-range="result.R6:result.R9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6:result.R9" chart:error-lower-range="result.R6:result.R9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625cm" xlink:href=".." xlink:type="simple" chart:class="chart:bar" chart:style-name="ch1">
        <chart:title svg:x="6.275cm" svg:y="0.328cm" chart:style-name="ch2">
          <text:p>L1-dcache-loads</text:p>
        </chart:title>
        <chart:plot-area chart:style-name="ch3" table:cell-range-address="result.P6:result.Q9" chart:data-source-has-labels="column" svg:x="0.319cm" svg:y="1.299cm" svg:width="15.36cm" svg:height="8.134cm">
          <chart:coordinate-region svg:x="2.052cm" svg:y="1.498cm" svg:width="13.627cm" svg:height="7.288cm"/>
          <chart:axis chart:dimension="x" chart:name="primary-x" chart:style-name="ch4" chartooo:axis-type="auto">
            <chartooo:date-scale/>
            <chart:categories table:cell-range-address="result.P6:result.P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6:result.Q9" chart:class="chart:bar">
            <chart:error-indicator chart:style-name="ch8" chart:dimension="y"/>
            <chart:data-point chart:style-name="ch9"/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6:result.P9</svg:desc>
                </draw:g>
              </table:table-cell>
              <table:table-cell office:value-type="float" office:value="22118998.9">
                <text:p>22118998.9</text:p>
                <draw:g>
                  <svg:desc>result.Q6:result.Q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19869068.4">
                <text:p>19869068.4</text:p>
              </table:table-cell>
              <table:table-cell office:value-type="float" office:value="489.947108398183">
                <text:p>489.947108398183</text:p>
              </table:table-cell>
              <table:table-cell office:value-type="float" office:value="489.947108398183">
                <text:p>489.947108398183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22005826937.1">
                <text:p>22005826937.1</text:p>
              </table:table-cell>
              <table:table-cell office:value-type="float" office:value="72605.717222712">
                <text:p>72605.717222712</text:p>
              </table:table-cell>
              <table:table-cell office:value-type="float" office:value="72605.717222712">
                <text:p>72605.717222712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9756379242.3">
                <text:p>19756379242.3</text:p>
              </table:table-cell>
              <table:table-cell office:value-type="float" office:value="211168.160998031">
                <text:p>211168.160998031</text:p>
              </table:table-cell>
              <table:table-cell office:value-type="float" office:value="211168.160998031">
                <text:p>211168.16099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000" chart:interval-major="1" chart:interval-minor-divis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100" chart:error-upper-limit="10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chart:class="chart:bar" chart:style-name="ch1">
        <chart:title svg:x="5.601cm" svg:y="0.316cm" chart:style-name="ch2">
          <text:p>L1-dcache-load-misses</text:p>
        </chart:title>
        <chart:plot-area chart:style-name="ch3" table:cell-range-address="result.P16:result.Q19" chart:data-source-has-labels="column" svg:x="0.319cm" svg:y="1.275cm" svg:width="15.361cm" svg:height="7.558cm">
          <chart:coordinate-region svg:x="2.052cm" svg:y="1.474cm" svg:width="13.628cm" svg:height="6.712cm"/>
          <chart:axis chart:dimension="x" chart:name="primary-x" chart:style-name="ch4" chartooo:axis-type="auto">
            <chartooo:date-scale/>
            <chart:categories table:cell-range-address="result.P16:result.P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16:result.Q19" chart:class="chart:bar">
            <chart:error-indicator chart:style-name="ch8" chart:dimension="y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16:result.P19</svg:desc>
                </draw:g>
              </table:table-cell>
              <table:table-cell office:value-type="float" office:value="67882.8">
                <text:p>67882.8</text:p>
                <draw:g>
                  <svg:desc>result.Q16:result.Q1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65106">
                <text:p>65106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63352309.1">
                <text:p>63352309.1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312784902.6">
                <text:p>131278490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27:result.R30" chart:error-lower-range="result.R27:result.R30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27:result.R30" chart:error-lower-range="result.R27:result.R30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27:result.R30" chart:error-lower-range="result.R27:result.R3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87cm" xlink:href=".." xlink:type="simple" chart:class="chart:bar" chart:style-name="ch1">
        <chart:title svg:x="6.011cm" svg:y="0.315cm" chart:style-name="ch2">
          <text:p>branch-instructions</text:p>
        </chart:title>
        <chart:plot-area chart:style-name="ch3" table:cell-range-address="result.P27:result.Q30" chart:data-source-has-labels="column" svg:x="0.319cm" svg:y="1.273cm" svg:width="15.361cm" svg:height="7.535cm">
          <chart:coordinate-region svg:x="2.052cm" svg:y="1.472cm" svg:width="13.628cm" svg:height="6.689cm"/>
          <chart:axis chart:dimension="x" chart:name="primary-x" chart:style-name="ch4" chartooo:axis-type="auto">
            <chartooo:date-scale/>
            <chart:categories table:cell-range-address="result.P27:result.P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27:result.Q30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27:result.P30</svg:desc>
                </draw:g>
              </table:table-cell>
              <table:table-cell office:value-type="float" office:value="1084987.7">
                <text:p>1084987.7</text:p>
                <draw:g>
                  <svg:desc>result.Q27:result.Q30</svg:desc>
                </draw:g>
              </table:table-cell>
              <table:table-cell office:value-type="float" office:value="2.81838307965396">
                <text:p>2.81838307965396</text:p>
                <draw:g>
                  <svg:desc>result.R27:result.R30</svg:desc>
                </draw:g>
              </table:table-cell>
              <table:table-cell office:value-type="float" office:value="2.81838307965396">
                <text:p>2.81838307965396</text:p>
                <draw:g>
                  <svg:desc>result.R27:result.R30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334998.2">
                <text:p>334998.2</text:p>
              </table:table-cell>
              <table:table-cell office:value-type="float" office:value="2.06184733388164">
                <text:p>2.06184733388164</text:p>
              </table:table-cell>
              <table:table-cell office:value-type="float" office:value="2.06184733388164">
                <text:p>2.06184733388164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1003294667.7">
                <text:p>1003294667.7</text:p>
              </table:table-cell>
              <table:table-cell office:value-type="float" office:value="421.091018516725">
                <text:p>421.091018516725</text:p>
              </table:table-cell>
              <table:table-cell office:value-type="float" office:value="421.091018516725">
                <text:p>421.091018516725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253297478.5">
                <text:p>253297478.5</text:p>
              </table:table-cell>
              <table:table-cell office:value-type="float" office:value="1131.32412836419">
                <text:p>1131.32412836419</text:p>
              </table:table-cell>
              <table:table-cell office:value-type="float" office:value="1131.32412836419">
                <text:p>1131.32412836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38:result.R41" chart:error-lower-range="result.R38:result.R41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38:result.R41" chart:error-lower-range="result.R38:result.R4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38:result.R41" chart:error-lower-range="result.R38:result.R41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87cm" xlink:href=".." xlink:type="simple" chart:class="chart:bar" chart:style-name="ch1">
        <chart:title svg:x="6.447cm" svg:y="0.315cm" chart:style-name="ch2">
          <text:p>branch-misses</text:p>
        </chart:title>
        <chart:plot-area chart:style-name="ch3" table:cell-range-address="result.P38:result.Q41" chart:data-source-has-labels="column" svg:x="0.319cm" svg:y="1.273cm" svg:width="15.361cm" svg:height="7.535cm">
          <chart:coordinate-region svg:x="2.052cm" svg:y="1.473cm" svg:width="13.628cm" svg:height="6.688cm"/>
          <chart:axis chart:dimension="x" chart:name="primary-x" chart:style-name="ch4" chartooo:axis-type="auto">
            <chartooo:date-scale/>
            <chart:categories table:cell-range-address="result.P38:result.P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38:result.Q41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38:result.P41</svg:desc>
                </draw:g>
              </table:table-cell>
              <table:table-cell office:value-type="float" office:value="12433.6">
                <text:p>12433.6</text:p>
                <draw:g>
                  <svg:desc>result.Q38:result.Q41</svg:desc>
                </draw:g>
              </table:table-cell>
              <table:table-cell office:value-type="float" office:value="37.2945205559248">
                <text:p>37.2945205559248</text:p>
                <draw:g>
                  <svg:desc>result.R38:result.R41</svg:desc>
                </draw:g>
              </table:table-cell>
              <table:table-cell office:value-type="float" office:value="37.2945205559248">
                <text:p>37.2945205559248</text:p>
                <draw:g>
                  <svg:desc>result.R38:result.R41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2564.2">
                <text:p>2564.2</text:p>
              </table:table-cell>
              <table:table-cell office:value-type="float" office:value="120.937807325751">
                <text:p>120.937807325751</text:p>
              </table:table-cell>
              <table:table-cell office:value-type="float" office:value="120.937807325751">
                <text:p>120.937807325751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1004633.8">
                <text:p>1004633.8</text:p>
              </table:table-cell>
              <table:table-cell office:value-type="float" office:value="430.548550022225">
                <text:p>430.548550022225</text:p>
              </table:table-cell>
              <table:table-cell office:value-type="float" office:value="430.548550022225">
                <text:p>430.548550022225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007156.5">
                <text:p>1007156.5</text:p>
              </table:table-cell>
              <table:table-cell office:value-type="float" office:value="1230.98218842596">
                <text:p>1230.98218842596</text:p>
              </table:table-cell>
              <table:table-cell office:value-type="float" office:value="1230.98218842596">
                <text:p>1230.98218842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